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Prescribing Trends in the UK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Derek Pauls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verview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Motivation </text:p>
              </text:list-item>
              <text:list-item>
                <text:p>Tools</text:p>
              </text:list-item>
              <text:list-item>
                <text:p>The Data</text:p>
              </text:list-item>
              <text:list-item>
                <text:p>Finding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tiv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Prescription Drug Companies in the news</text:p>
              </text:list-item>
              <text:list-item>
                <text:p>Health disparities in the US</text:p>
                <text:list>
                  <text:list-item>
                    <text:p>Private vs. Socialized Healthcare</text:p>
                  </text:list-item>
                </text:list>
              </text:list-item>
              <text:list-item>
                <text:p>Access to da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ool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parkSQL</text:p>
                <text:list>
                  <text:list-item>
                    <text:p>Full relational model</text:p>
                  </text:list-item>
                  <text:list-item>
                    <text:p>Interactive Querying</text:p>
                  </text:list-item>
                </text:list>
              </text:list-item>
              <text:list-item>
                <text:p>Python</text:p>
                <text:list>
                  <text:list-item>
                    <text:p>Library support of statistics</text:p>
                  </text:list-item>
                  <text:list-item>
                    <text:p>Interactive and fast to write</text:p>
                  </text:list-item>
                  <text:list-item>
                    <text:p>Full relational model with Pandas</text:p>
                  </text:list-item>
                  <text:list-item>
                    <text:p>Data Cleaning/Integr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Dat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rescribing Data</text:p>
                <text:list>
                  <text:list-item>
                    <text:p>125GB</text:p>
                  </text:list-item>
                  <text:list-item>
                    <text:p>England and Wales</text:p>
                  </text:list-item>
                  <text:list-item>
                    <text:p>By month, practice, BNF code (pill code)</text:p>
                  </text:list-item>
                </text:list>
              </text:list-item>
              <text:list-item>
                <text:p>Mortality </text:p>
                <text:list>
                  <text:list-item>
                    <text:p>By neighborhood, year, cause</text:p>
                  </text:list-item>
                </text:list>
              </text:list-item>
              <text:list-item>
                <text:p>Population</text:p>
                <text:list>
                  <text:list-item>
                    <text:p>By year, neighborhood, age</text:p>
                  </text:list-item>
                </text:list>
              </text:list-item>
              <text:list-item>
                <text:p>Indexes of Deprivation</text:p>
                <text:list>
                  <text:list-item>
                    <text:p>Only 2010 and 2015, by neighborhood</text:p>
                  </text:list-item>
                  <text:list-item>
                    <text:p>Income, housing, crime, employment, healt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process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Coarsen prescribing data</text:p>
                <text:list>
                  <text:list-item>
                    <text:p>Performed by streaming the data</text:p>
                  </text:list-item>
                  <text:list-item>
                    <text:p>Reduced to 33GB</text:p>
                  </text:list-item>
                </text:list>
              </text:list-item>
              <text:list-item>
                <text:p>Normalize everything to same granularity</text:p>
                <text:list>
                  <text:list-item>
                    <text:p>Postcode area </text:p>
                  </text:list-item>
                </text:list>
              </text:list-item>
              <text:list-item>
                <text:p>Star Schema</text:p>
                <text:list>
                  <text:list-item>
                    <text:p>TODO add figure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eart Medications</text:p>
          </draw:text-box>
        </draw:frame>
        <draw:frame presentation:style-name="pr5" draw:layer="layout" svg:width="12.443cm" svg:height="13cm" svg:x="1cm" svg:y="5.5cm" presentation:class="outline">
          <draw:text-box>
            <text:list text:style-name="L3">
              <text:list-item>
                <text:p>Major cause of death</text:p>
              </text:list-item>
              <text:list-item>
                <text:p>US and UK</text:p>
              </text:list-item>
              <text:list-item>
                <text:p>Declining since 50’s</text:p>
              </text:list-item>
            </text:list>
            <text:list text:style-name="L5">
              <text:list-item>
                <text:p/>
              </text:list-item>
            </text:list>
          </draw:text-box>
        </draw:frame>
        <draw:frame presentation:style-name="pr5" draw:layer="layout" svg:width="12.443cm" svg:height="13cm" svg:x="14.066cm" svg:y="5.5cm" presentation:class="outline" presentation:user-transformed="true">
          <draw:text-box>
            <text:list text:style-name="L5">
              <text:list-item>
                <text:p>TODO add the pie char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eneral distribution 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5">
              <text:list-item>
                <text:p>Zipfian like </text:p>
              </text:list-item>
            </text:list>
          </draw:text-box>
        </draw:frame>
        <draw:frame presentation:style-name="pr5" draw:layer="layout" svg:width="12.443cm" svg:height="13cm" svg:x="14.066cm" svg:y="5.5cm" presentation:class="outline" presentation:user-transformed="true">
          <draw:text-box>
            <text:list text:style-name="L5">
              <text:list-item>
                <text:p>Add chart with zipfian fitted line using scipy curve fit</text:p>
              </text:list-item>
              <text:list-item>
                <text:p/>
              </text:list-item>
              <text:list-item>
                <text:p>How far does this go? i.e. are subsections zipfian? Subsubsection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verall Trend of Heart Medications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Increasing</text:p>
              </text:list-item>
              <text:list-item>
                <text:p>Overall mortality decreasing</text:p>
              </text:list-item>
            </text:list>
          </draw:text-box>
        </draw:frame>
        <draw:frame presentation:style-name="pr5" draw:layer="layout" svg:width="12.443cm" svg:height="13cm" svg:x="14.066cm" svg:y="5.5cm" presentation:class="outline">
          <draw:text-box>
            <text:list text:style-name="L5">
              <text:list-item>
                <text:p>Insert chart of the overall trend and the rates. Also rates compared to the of people over 65?</text:p>
              </text:list-item>
              <text:list-item>
                <text:p>Possibly the trend in heart related death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rends for individual drugs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Prescribed in significant numbers</text:p>
              </text:list-item>
            </text:list>
            <text:list text:style-name="L5">
              <text:list-item>
                <text:p/>
              </text:list-item>
            </text:list>
            <text:list text:style-name="L3">
              <text:list-item>
                <text:p>Some very homogenous other very little</text:p>
                <text:list>
                  <text:list-item>
                    <text:p>Why?</text:p>
                  </text:list-item>
                </text:list>
              </text:list-item>
            </text:list>
          </draw:text-box>
        </draw:frame>
        <draw:frame presentation:style-name="pr5" draw:layer="layout" svg:width="12.443cm" svg:height="13cm" svg:x="14.066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founding Variables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5">
              <text:list-item>
                <text:p>The predictive variables are all correlated with each other. Sometimes VERY largerly</text:p>
              </text:list-item>
            </text:list>
          </draw:text-box>
        </draw:frame>
        <draw:frame presentation:style-name="pr5" draw:layer="layout" svg:width="12.443cm" svg:height="13cm" svg:x="14.066cm" svg:y="5.5cm" presentation:class="outline">
          <draw:text-box>
            <text:list text:style-name="L5">
              <text:list-item>
                <text:p>Add chart of the % of statistically significant corrs between the vars as well as a histogram of the ABS value of the correlations Maybe a chart of some of the really correlated measur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ausal Inference</text:p>
          </draw:text-box>
        </draw:frame>
        <draw:frame presentation:style-name="pr5" draw:layer="layout" svg:width="12.443cm" svg:height="13cm" svg:x="1cm" svg:y="5.5cm" presentation:class="outline">
          <draw:text-box>
            <text:list text:style-name="L3">
              <text:list-item>
                <text:p>Difficult</text:p>
              </text:list-item>
              <text:list-item>
                <text:p>Everything is correlated</text:p>
              </text:list-item>
              <text:list-item>
                <text:p>Best predictor was %population over 65</text:p>
              </text:list-item>
            </text:list>
          </draw:text-box>
        </draw:frame>
        <draw:frame presentation:style-name="pr5" draw:layer="layout" svg:width="12.443cm" svg:height="13cm" svg:x="14.066cm" svg:y="5.5cm" presentation:class="outline">
          <draw:text-box>
            <text:list text:style-name="L5">
              <text:list-item>
                <text:p>Add chart for the number of stat sig corr with the independent vars both with the drugs and themselv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1T10:56:59.379655492</meta:creation-date>
    <meta:editing-duration>PT2H29M29S</meta:editing-duration>
    <meta:editing-cycles>4</meta:editing-cycles>
    <meta:generator>LibreOffice/6.0.7.3$Linux_X86_64 LibreOffice_project/00m0$Build-3</meta:generator>
    <dc:title>Alizarin</dc:title>
    <dc:date>2019-04-21T15:10:21.586628610</dc:date>
    <meta:document-statistic meta:object-count="91"/>
  </office:meta>
</office:document-meta>
</file>